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54000001E032099539991CF3B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61cm, 3.105cm, 0.668cm, 3.36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4.317cm" svg:x="3.921cm" svg:y="14.589cm">
          <draw:image xlink:href="Pictures/1000000000000354000001E032099539991CF3B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9-23T12:54:05.960711729</dc:date>
    <meta:editing-duration>PT2M35S</meta:editing-duration>
    <meta:editing-cycles>1</meta:editing-cycles>
    <meta:document-statistic meta:object-count="1"/>
    <meta:generator>LibreOffice/6.3.5.2$Linux_X86_64 LibreOffice_project/30$Build-2</meta:generator>
  </office:meta>
</office:document-meta>
</file>